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2f789"/>
    </style:style>
    <style:style style:name="P2" style:family="paragraph" style:parent-style-name="Standard" style:list-style-name="L1">
      <style:text-properties officeooo:paragraph-rsid="0012f789"/>
    </style:style>
    <style:style style:name="P3" style:family="paragraph" style:parent-style-name="Standard" style:list-style-name="L1">
      <style:text-properties officeooo:paragraph-rsid="001480cd"/>
    </style:style>
    <style:style style:name="P4" style:family="paragraph" style:parent-style-name="Standard" style:list-style-name="L1">
      <style:text-properties officeooo:paragraph-rsid="0015ddc4"/>
    </style:style>
    <style:style style:name="P5" style:family="paragraph" style:parent-style-name="Standard" style:list-style-name="L1">
      <style:text-properties officeooo:paragraph-rsid="00232db9"/>
    </style:style>
    <style:style style:name="P6" style:family="paragraph" style:parent-style-name="Standard" style:list-style-name="L1">
      <style:text-properties officeooo:paragraph-rsid="0025011c"/>
    </style:style>
    <style:style style:name="P7" style:family="paragraph" style:parent-style-name="Standard">
      <style:text-properties officeooo:paragraph-rsid="001480cd"/>
    </style:style>
    <style:style style:name="P8" style:family="paragraph" style:parent-style-name="Standard">
      <style:text-properties officeooo:paragraph-rsid="00274fb5"/>
    </style:style>
    <style:style style:name="P9" style:family="paragraph" style:parent-style-name="Standard">
      <style:text-properties officeooo:paragraph-rsid="00322652"/>
    </style:style>
    <style:style style:name="T1" style:family="text">
      <style:text-properties officeooo:rsid="0010da83"/>
    </style:style>
    <style:style style:name="T2" style:family="text">
      <style:text-properties officeooo:rsid="00117d2c"/>
    </style:style>
    <style:style style:name="T3" style:family="text">
      <style:text-properties officeooo:rsid="0012f789"/>
    </style:style>
    <style:style style:name="T4" style:family="text">
      <style:text-properties officeooo:rsid="0013ddf4"/>
    </style:style>
    <style:style style:name="T5" style:family="text">
      <style:text-properties officeooo:rsid="001480cd"/>
    </style:style>
    <style:style style:name="T6" style:family="text">
      <style:text-properties officeooo:rsid="0014c374"/>
    </style:style>
    <style:style style:name="T7" style:family="text">
      <style:text-properties officeooo:rsid="0015ddc4"/>
    </style:style>
    <style:style style:name="T8" style:family="text">
      <style:text-properties officeooo:rsid="001642c4"/>
    </style:style>
    <style:style style:name="T9" style:family="text">
      <style:text-properties officeooo:rsid="00182522"/>
    </style:style>
    <style:style style:name="T10" style:family="text">
      <style:text-properties officeooo:rsid="001a564d"/>
    </style:style>
    <style:style style:name="T11" style:family="text">
      <style:text-properties officeooo:rsid="001c3da9"/>
    </style:style>
    <style:style style:name="T12" style:family="text">
      <style:text-properties officeooo:rsid="001c4892"/>
    </style:style>
    <style:style style:name="T13" style:family="text">
      <style:text-properties officeooo:rsid="001d880e"/>
    </style:style>
    <style:style style:name="T14" style:family="text">
      <style:text-properties officeooo:rsid="001f123c"/>
    </style:style>
    <style:style style:name="T15" style:family="text">
      <style:text-properties officeooo:rsid="001f7f40"/>
    </style:style>
    <style:style style:name="T16" style:family="text">
      <style:text-properties officeooo:rsid="002015b8"/>
    </style:style>
    <style:style style:name="T17" style:family="text">
      <style:text-properties officeooo:rsid="002141d6"/>
    </style:style>
    <style:style style:name="T18" style:family="text">
      <style:text-properties officeooo:rsid="00232db9"/>
    </style:style>
    <style:style style:name="T19" style:family="text">
      <style:text-properties officeooo:rsid="0023a760"/>
    </style:style>
    <style:style style:name="T20" style:family="text">
      <style:text-properties officeooo:rsid="0025011c"/>
    </style:style>
    <style:style style:name="T21" style:family="text">
      <style:text-properties officeooo:rsid="00258a89"/>
    </style:style>
    <style:style style:name="T22" style:family="text">
      <style:text-properties officeooo:rsid="00274fb5"/>
    </style:style>
    <style:style style:name="T23" style:family="text">
      <style:text-properties officeooo:rsid="00291a40"/>
    </style:style>
    <style:style style:name="T24" style:family="text">
      <style:text-properties officeooo:rsid="002a3dc1"/>
    </style:style>
    <style:style style:name="T25" style:family="text">
      <style:text-properties officeooo:rsid="002bbbb9"/>
    </style:style>
    <style:style style:name="T26" style:family="text">
      <style:text-properties officeooo:rsid="002d5580"/>
    </style:style>
    <style:style style:name="T27" style:family="text">
      <style:text-properties officeooo:rsid="002f49ba"/>
    </style:style>
    <style:style style:name="T28" style:family="text">
      <style:text-properties fo:font-style="italic" officeooo:rsid="002f49ba" style:font-style-asian="italic" style:font-style-complex="italic"/>
    </style:style>
    <style:style style:name="T29" style:family="text">
      <style:text-properties fo:font-style="normal" officeooo:rsid="002f49ba" style:font-style-asian="normal" style:font-style-complex="normal"/>
    </style:style>
    <style:style style:name="T30" style:family="text">
      <style:text-properties fo:font-style="normal" officeooo:rsid="00322652" style:font-style-asian="normal" style:font-style-complex="normal"/>
    </style:style>
    <style:style style:name="T31" style:family="text">
      <style:text-properties officeooo:rsid="00312b0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ompwriteup freeflow</text:span></text:p>
      <text:p text:style-name="Standard"><text:span text:style-name="T1"/></text:p>
      <text:p text:style-name="P1"><text:span text:style-name="T2"><text:tab/>A common framework for thinking about perception is </text:span><text:span text:style-name="T4">[</text:span><text:span text:style-name="T2">the diffusion model</text:span><text:span text:style-name="T4">]</text:span><text:span text:style-name="T2">, where neurons slowly accumulate evidence for one or another hypothesis about the world until they reach some decision threshold-- this intuition is behind a lot of our ideas about sensory coding and perceptual dynamics, reaction times, etc. </text:span><text:span text:style-name="T3">There is some empirical evidence to this idea, as in </text:span><text:span text:style-name="T7">BOLD signals </text:span><text:span text:style-name="T3">encoding evidence accumulation </text:span><text:span text:style-name="T19">to changes in presentation probability</text:span><text:span text:style-name="T3"> in PPC (recent PLOS cbio).</text:span></text:p>
      <text:p text:style-name="P1"><text:span text:style-name="T3"><text:tab/>However, this isn't the only way of thinking about neural or cognitive dynamics. Stochastic switching between two states can account for seemingly gradual accumulation-like processes </text:span><text:span text:style-name="T5">when</text:span><text:span text:style-name="T3"> averaged across ensembles-- many neurons, or many trials. <text:s/></text:span><text:span text:style-name="T5">Examples:</text:span></text:p>
      <text:list xml:id="list919073684" text:style-name="L1">
        <text:list-item>
          <text:list>
            <text:list-item>
              <text:p text:style-name="P2"><text:span text:style-name="T10">[</text:span><text:span text:style-name="T5">dynamics of synaptic conductances reflects opening and closing of individual ion channels</text:span></text:p>
            </text:list-item>
            <text:list-item>
              <text:p text:style-name="P3"><text:span text:style-name="T5">“ramp” cells- look up from Glimcher's classes –</text:span><text:span text:style-name="T10"> perhaps this stuff should be saved till discussion]</text:span></text:p>
            </text:list-item>
            <text:list-item>
              <text:p text:style-name="P4"><text:span text:style-name="T5">perceptual dynamics- for some </text:span><text:span text:style-name="T6">sufficiently ambiguous stimuli, observers report experiencing alternations between two percepts-- the percept is said to be bistable. For instance, in a commonly used paradigm to investigate human stream segregation </text:span><text:span text:style-name="T7">(van Noorden, 1975), listeners presented with long repeating A-B-A_ tone sequences report alternating between perceiving the tones as </text:span><text:span text:style-name="T8">integrated</text:span><text:span text:style-name="T7">, in triplets with a galloping rhythm, or s</text:span><text:span text:style-name="T8">egregated</text:span><text:span text:style-name="T7">, </text:span><text:span text:style-name="T8">with A tones and B tones </text:span><text:span text:style-name="T9">proceeding out of separate streams </text:span><text:span text:style-name="T10">(Pressnitzer, Hupe)</text:span><text:span text:style-name="T9">. </text:span><text:span text:style-name="T10">Another experimental paradigm </text:span><text:span text:style-name="T11">that </text:span><text:span text:style-name="T14">can</text:span><text:span text:style-name="T11"> produce perceptual alternations uses two overlapping </text:span><text:span text:style-name="T12">moving </text:span><text:span text:style-name="T11">gratings </text:span><text:span text:style-name="T12">presented within a circular aperture (Tony? Nava, someone outside dept). Observers report seeing these “plaids” either as coherent, fused and moving in a single direction, or </text:span><text:span text:style-name="T13">transparent, in the direction of each of the component gratings. </text:span><text:span text:style-name="T15">[picture of stimuli? Plaids and </text:span><text:span text:style-name="T16">ABA_ </text:span><text:span text:style-name="T15">spectrogram</text:span><text:span text:style-name="T16">]. </text:span></text:p>
              <text:list>
                <text:list-item>
                  <text:p text:style-name="P5"><text:span text:style-name="T17">One feature common to both of these paradigms is that </text:span><text:span text:style-name="T18">for the same ambiguous stimulus parameters that produce reports of alternations between grouped and split percepts, the initial percept is reliably the grouped percept.</text:span></text:p>
                </text:list-item>
                <text:list-item>
                  <text:p text:style-name="P5"><text:span text:style-name="T18">Therefore, the probability </text:span><text:span text:style-name="T19">that a subject will report a split percept changes gradually over time from the beginning of the trial from zero to some steady state (or maybe not?) value.</text:span><text:span text:style-name="T18"> </text:span><text:span text:style-name="T20">This change in probability of split percepts over time is commonly referred to as “buildup” (is that streaming specific?)</text:span></text:p>
                </text:list-item>
                <text:list-item>
                  <text:p text:style-name="P6"><text:span text:style-name="T20">Previous accounts have described this buildup as accumulation of evidence over time </text:span><text:span text:style-name="T21">(Bregman, )</text:span><text:span text:style-name="T20">. </text:span></text:p>
                </text:list-item>
              </text:list>
            </text:list-item>
          </text:list>
        </text:list-item>
      </text:list>
      <text:p text:style-name="P8"><text:span text:style-name="T17">This premise is not meant to be a challenge to the notion of evidence accumulation so much as an alternative perspective.</text:span></text:p>
      <text:p text:style-name="P8"><text:span text:style-name="T17"><text:tab/></text:span><text:span text:style-name="T22">There are some ideas about whether buildup goes up monotonically- but it doesn't seem to do that </text:span><text:span text:style-name="T25">in all cases, nor do we see buildup </text:span><text:span text:style-name="T26">that proceeds until it reaches unity.</text:span></text:p>
      <text:p text:style-name="P8"><text:span text:style-name="T22"><text:tab/>Indeed, the colloquial cocktail party effect- suddenly hearing one's name in the background despite attending to another conversation- </text:span><text:span text:style-name="T23">isn't consistent with the account that stream segregation requires multisecond habituation to build up. [maybe save this thinking for another paper]</text:span></text:p>
      <text:p text:style-name="P7"><text:span text:style-name="T5"><text:tab/></text:span><text:span text:style-name="T22">We present a </text:span><text:span text:style-name="T24">reduced statistical model that, without explicit mechanisms for evidence accumulation, </text:span><text:span text:style-name="T26">accounts for buildup as a property of stochastic alternations. </text:span><text:span text:style-name="T27">It treats </text:span><text:span text:style-name="T31">bistability in </text:span><text:span text:style-name="T27">perception as an </text:span><text:span text:style-name="T28">alternating renewal process</text:span><text:span text:style-name="T29">. </text:span></text:p>
      <text:p text:style-name="P7"><text:span text:style-name="T29"/></text:p>
      <text:p text:style-name="P9"><text:span text:style-name="T30">One place where the model can break down is when there are correlations between successive dominance dur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Steele</meta:initial-creator>
    <meta:creation-date>2013-02-19T19:08:43</meta:creation-date>
    <dc:date>2013-02-20T14:54:32</dc:date>
    <dc:creator>Sara Steele</dc:creator>
    <meta:editing-duration>PT19H45M32S</meta:editing-duration>
    <meta:editing-cycles>28</meta:editing-cycles>
    <meta:generator>LibreOffice/3.6$MacOSX_x86 LibreOffice_project/2ef5aff-a6fb0ff-166bdff-cf087ad-0f1389</meta:generator>
    <meta:document-statistic meta:table-count="0" meta:image-count="0" meta:object-count="0" meta:page-count="1" meta:paragraph-count="14" meta:word-count="511" meta:character-count="3421" meta:non-whitespace-character-count="2921"/>
  </office:meta>
</office:document-meta>
</file>